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2">
      <style:paragraph-properties fo:text-align="justify" style:justify-single-word="false"/>
    </style:style>
    <style:style style:name="P3" style:family="paragraph" style:parent-style-name="Standard" style:list-style-name="WW8Num2">
      <style:paragraph-properties fo:text-align="justify" style:justify-single-word="false"/>
    </style:style>
    <style:style style:name="P4" style:family="paragraph" style:parent-style-name="Standard" style:list-style-name="WW8Num2">
      <style:paragraph-properties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list-style-name="WW8Num2">
      <style:paragraph-properties fo:text-align="justify" style:justify-single-word="false"/>
    </style:style>
    <style:style style:name="P7" style:family="paragraph" style:parent-style-name="Standard" style:list-style-name="WW8Num2">
      <style:paragraph-properties fo:text-align="justify" style:justify-single-word="false"/>
    </style:style>
    <style:style style:name="P8" style:family="paragraph" style:parent-style-name="Standard" style:list-style-name="WW8Num2">
      <style:paragraph-properties fo:text-align="justify" style:justify-single-word="false"/>
    </style:style>
    <style:style style:name="P9" style:family="paragraph" style:parent-style-name="Standard" style:list-style-name="WW8Num2">
      <style:paragraph-properties fo:text-align="justify" style:justify-single-word="false"/>
    </style:style>
    <style:style style:name="P10" style:family="paragraph" style:parent-style-name="Standard" style:list-style-name="WW8Num1"/>
    <style:style style:name="P11" style:family="paragraph" style:parent-style-name="Standard" style:list-style-name="WW8Num1"/>
    <style:style style:name="P12" style:family="paragraph" style:parent-style-name="Standard" style:list-style-name="WW8Num1"/>
    <style:style style:name="P13" style:family="paragraph" style:parent-style-name="Standard" style:master-page-name="Standard">
      <style:text-properties fo:language="en" fo:country="US"/>
    </style:style>
    <style:style style:name="P14" style:family="paragraph" style:parent-style-name="Heading_20_3">
      <style:text-properties fo:language="en" fo:country="US"/>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language="en" fo:country="G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h text:style-name="Heading_20_1" text:outline-level="1">Введение</text:h>
      <text:h text:style-name="Heading_20_2" text:outline-level="2">Доменно-специфичные языки</text:h>
      <text:h text:style-name="Heading_20_3" text:outline-level="3">Модельно-ориентированный подход</text:h>
      <text:h text:style-name="Heading_20_2" text:outline-level="2">Разнообразие синтаксических систем</text:h>
      <text:h text:style-name="Heading_20_2" text:outline-level="2">Использование текстового синтаксиса</text:h>
      <text:h text:style-name="Heading_20_2" text:outline-level="2">Принцип работы транслятора, абстрактное синтаксическое дерево</text:h>
      <text:p text:style-name="Standard">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Standard"><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h text:style-name="P14" text:outline-level="3">xText [2]</text:h>
      <text:h text:style-name="Heading_20_2" text:outline-level="2">Постановка задачи</text:h>
      <text:h text:style-name="Heading_20_2" text:outline-level="2">Разработка, ориентированная на модели, <text:span text:style-name="T1">MDA</text:span></text:h>
      <text:p text:style-name="Standard">Грамматика – метамодель текста и т. д.</text:p>
      <text:h text:style-name="Heading_20_2" text:outline-level="2">Система метамоделирования <text:span text:style-name="T1">EMF</text:span></text:h>
      <text:p text:style-name="Standard">-перекрестные ссылки</text:p>
      <text:h text:style-name="Heading_20_1" text:outline-level="1">Автоматизация семантического анализа</text:h>
      <text:p text:style-name="Standard">---- Название раздела не соответствует его содержанию. Нет формализации, а должна быть, пожалуй.</text:p>
      <text:p text:style-name="Standard"/>
      <text:p text:style-name="Standard">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Standard">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Standard">Поскольку синтаксический анализатор не располагает никакой семантической информацией, он может строить только весьма простые по структуре <text:span text:style-name="T1">AST</text:span>.</text:p>
      <text:p text:style-name="Standard">В частности, в таком дереве не может быть перекрестных ссылок, поскольку такие ссылки не отражают структуру теста, и их установление является задачей семантического анализа.</text:p>
      <text:p text:style-name="Standard"/>
      <text:p text:style-name="Standard"><text:span text:style-name="T1">AST</text:span> не содержит никакой несинтаксической информации. Классы <text:span text:style-name="T1">AST</text:span>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Standard">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вся доменная информация (или ссылки на нее) каким-то косвенным образом содержалась в <text:span text:style-name="T1">AST</text:span>. </text:p>
      <text:p text:style-name="Standard">Тем не менее, на практике (особенно – в случае доменных языков) синтаксис (а, следовательно, и <text:span text:style-name="T1">AST</text:span>) достаточно близок по структуре к целевой модели. </text:p>
      <text:p text:style-name="Standard"/>
      <text:p text:style-name="Standard">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Standard"/>
      <text:p text:style-name="Standard">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p text:style-name="Standard"/>
      <text:h text:style-name="Heading_20_3" text:outline-level="3">Тестовые ссылки</text:h>
      <text:p text:style-name="Standard">- Перенести всю информацию по ним сюда.</text:p>
      <text:p text:style-name="Standard"/>
      <text:p text:style-name="Standard">- Отсутствие перекрестных ссылок</text:p>
      <text:p text:style-name="Standard">- Схожесть со структурой целевой модели</text:p>
      <text:p text:style-name="Standard">- Единообразие текстовых ссылок на объекты одного класса</text:p>
      <text:p text:style-name="Standard">- прояснить понятие текстовой ссылки.</text:p>
      <text:p text:style-name="Standard"/>
      <text:p text:style-name="Standard">- близость метамоделей по структуре: классы ходят парами (соответствующие классы) и имеют изоморфную структуру</text:p>
      <text:p text:style-name="Standard">- чисто синтаксические и чисто семантические классы</text:p>
      <text:p text:style-name="Standard">- пример</text:p>
      <text:h text:style-name="Heading_20_3" text:outline-level="3">Наследование в метамодели <text:span text:style-name="T1">AST</text:span></text:h>
      <text:p text:style-name="Standard">-- ТОЛЬКО добавлять/удалять классы без атрибутов и ссылок</text:p>
      <text:p text:style-name="Standard"/>
      <text:p text:style-name="Standard">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P1">Пример: <text:span text:style-name="T3">Java</text:span>-подобный язык. классы, примитивные типы, пакеты, поля. надо </text:p>
      <text:list text:style-name="WW8Num2">
        <text:list-item>
          <text:p text:style-name="P2">отличать ссылку на класс от определения класса</text:p>
        </text:list-item>
        <text:list-item>
          <text:p text:style-name="P2"><text:span text:style-name="T1">qn </text:span>является ссылкой на тип</text:p>
        </text:list-item>
        <text:list-item>
          <text:p text:style-name="P2"><text:span text:style-name="T1">basictype </text:span>является ссылкой на тип</text:p>
        </text:list-item>
        <text:list-item>
          <text:p text:style-name="P2"><text:span text:style-name="T1">qn </text:span>является ссылкой на пакет</text:p>
        </text:list-item>
        <text:list-item>
          <text:p text:style-name="P2">есть конфликт</text:p>
        </text:list-item>
        <text:list-item>
          <text:p text:style-name="P2">надо сделать <text:span text:style-name="T1">classreference</text:span>, содержащий <text:span text:style-name="T1">qn</text:span>, и наследующийся от ссылки на тип</text:p>
        </text:list-item>
        <text:list-item>
          <text:p text:style-name="P2">и сделать так, чтобы <text:span text:style-name="T1">classAS</text:span> уже не наследовался от ссылки на тип</text:p>
        </text:list-item>
        <text:list-item>
          <text:p text:style-name="P2">ПРИДУМАТЬ ПРИМЕР ПОПРОЩЕ</text:p>
        </text:list-item>
      </text:list>
      <text:h text:style-name="Heading_20_2" text:outline-level="2">Архитектура семантического анализатора</text:h>
      <text:p text:style-name="Standard">В данном разделе приводится описание обобщенной архитектуры семантического анализатора, способного преобразовывать <text:span text:style-name="T1">AST</text:span> в экземпляр целевой метамодели. </text:p>
      <text:h text:style-name="Heading_20_3" text:outline-level="3">Непосредственное отображение</text:h>
      <text:p text:style-name="Standard">Большая часть работы по преобразованию <text:span text:style-name="T1">AST</text:span> (имеющего описанную выше структуру) в целевую модель осуществляется механически – простым копированием атрибутов и агрегируемых объектов. Будем называть эту работу <text:span text:style-name="T2">непосредственным отображением</text:span> из <text:span text:style-name="T1">AST</text:span> в целевую модель.</text:p>
      <text:p text:style-name="Standard">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Standard">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p>
      <text:p text:style-name="Standard"/>
      <text:p text:style-name="Standard">--- картинка про архитектуру</text:p>
      <text:p text:style-name="Standard">--- пример</text:p>
      <text:h text:style-name="Heading_20_3" text:outline-level="3">Разрешение ссылок</text:h>
      <text:p text:style-name="Standard">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2">пространство имен</text:span>), в котором необходимо искать по ключу.</text:p>
      <text:p text:style-name="Standard">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Standard">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Standard">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Ссылки вперед</text:h>
      <text:p text:style-name="Standard">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Standard">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Standard">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Standard">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Standard">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Standard">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2" text:outline-level="2">Области видимости</text:h>
      <text:p text:style-name="Standard">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Standard">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Standard">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Standard">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Standard">--- команды входа/выхода для отложенного разрешения</text:p>
      <text:h text:style-name="Heading_20_2" text:outline-level="2">Зависимости между ссылками</text:h>
      <text:p text:style-name="Standard">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Standard">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Standard">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1" text:outline-level="1">Моделирование семантического анализатора</text:h>
      <text:p text:style-name="Standard">В предыдущем разделе мы описали процесс семантического анализа, представив его в виде деятельности трех моду. Теперь необходимо формализовать</text:p>
      <text:h text:style-name="Heading_20_2" text:outline-level="2">Модель отображения между <text:span text:style-name="T1">AST</text:span> и целевой метамоделью</text:h>
      <text:h text:style-name="Heading_20_3" text:outline-level="3">Отображение классов</text:h>
      <text:h text:style-name="Heading_20_3" text:outline-level="3">Отображение атрибутов</text:h>
      <text:h text:style-name="Heading_20_3" text:outline-level="3">Отображение ссылок</text:h>
      <text:h text:style-name="Heading_20_4" text:outline-level="4">Отображаемые ссылки</text:h>
      <text:h text:style-name="Heading_20_4" text:outline-level="4">Разрешаемые ссылки</text:h>
      <text:h text:style-name="Heading_20_2" text:outline-level="2">Язык трансформации метамоделей</text:h>
      <text:p text:style-name="Standard">В настоящем разделе мы опишем предлагаемый язык для трансформации целевой метамодели в метамодель <text:span text:style-name="T1">AST</text:span>, на основе которого построена наша система автоматизации разработки текстового синтаксиса. Также здесь будут рассмотрены основные предпосылки и требования, предъявляемые к этому зыку.</text:p>
      <text:p text:style-name="Standard">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Standard">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Standard">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Standard">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Standard">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Standard">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Standard">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Standard">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10">Образ некоторого класса.</text:p>
        </text:list-item>
        <text:list-item>
          <text:p text:style-name="P10">Чисто синтаксический класс, созданный некоторой командой внутри данной трансформации.</text:p>
        </text:list-item>
        <text:list-item>
          <text:p text:style-name="P10">Существующий класс, не принадлежащий целевой метамодели.</text:p>
        </text:list-item>
      </text:list>
      <text:h text:style-name="Heading_20_3" text:outline-level="3">Изменение иерархии наследования</text:h>
      <text:p text:style-name="Standard">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ссылок</text:h>
      <text:p text:style-name="Standard">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Standard">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h text:style-name="Heading_20_1" text:outline-level="1">Генерация кода<text:span text:style-name="T1"> </text:span></text:h>
      <text:h text:style-name="Heading_20_2" text:outline-level="2">Архитектура генератора</text:h>
      <text:h text:style-name="Heading_20_2" text:outline-level="2">Классы транслятора</text:h>
      <text:h text:style-name="Heading_20_3" text:outline-level="3">Отложенные и немедленные вычисления</text:h>
      <text:h text:style-name="Heading_20_2" text:outline-level="2">Построение модели транслятора по журналу трансформации</text:h>
      <text:h text:style-name="Heading_20_3" text:outline-level="3">Учет зависимостей между ссылками</text:h>
      <text:h text:style-name="Heading_20_3" text:outline-level="3">Учет областей видимости</text:h>
      <text:h text:style-name="Heading_20_3" text:outline-level="3">Отложенное и немедленное разрешение</text:h>
      <text:h text:style-name="Heading_20_3" text:outline-level="3">Добавление в хранилище объектов</text:h>
      <text:h text:style-name="Heading_20_1" text:outline-level="1">Обработка ошибок</text:h>
      <text:h text:style-name="Heading_20_2" text:outline-level="2">Уровни абстракции, на которых возникают ошибки</text:h>
      <text:h text:style-name="Heading_20_2" text:outline-level="2">Отслеживание ошибки «снизу вверх»</text:h>
      <text:h text:style-name="Heading_20_2" text:outline-level="2">Отслеживание ошибки «сверху вниз»</text:h>
      <text:h text:style-name="Heading_20_1" text:outline-level="1">Открытые вопросы</text:h>
      <text:h text:style-name="Heading_20_2" text:outline-level="2">Трансформации модели в текст</text:h>
      <text:h text:style-name="Heading_20_2" text:outline-level="2">Моделирование пространств имен</text:h>
      <text:h text:style-name="Heading_20_1" text:outline-level="1">Заключение</text:h>
      <text:h text:style-name="Heading_20_1" text:outline-level="1">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 fo:font-size="10pt" fo:language="en" fo:country="US" style:font-size-asian="10pt" style:font-name-complex="Courier New"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0.7cm" fo:margin-bottom="0.7cm" fo:margin-left="1.501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23T16:09:21</dc:date>
    <dc:language>ru-RU</dc:language>
    <meta:editing-cycles>341</meta:editing-cycles>
    <meta:editing-duration>PT17H3M44S</meta:editing-duration>
    <meta:user-defined meta:name="Info 1"/>
    <meta:user-defined meta:name="Info 2"/>
    <meta:user-defined meta:name="Info 3"/>
    <meta:user-defined meta:name="Info 4"/>
    <meta:document-statistic meta:table-count="0" meta:image-count="0" meta:object-count="0" meta:page-count="1" meta:paragraph-count="129" meta:word-count="2237" meta:character-count="17214"/>
  </office:meta>
</office:document-meta>
</file>